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  <style:text-properties officeooo:paragraph-rsid="000bfb6e"/>
    </style:style>
    <style:style style:name="P2" style:family="paragraph" style:parent-style-name="Frame_20_contents">
      <style:paragraph-properties fo:text-align="justify" style:justify-single-word="false"/>
      <style:text-properties style:font-name="Arial" fo:font-size="9pt" officeooo:paragraph-rsid="000bfb6e" style:font-size-asian="9pt" style:font-name-complex="Arial1" style:font-size-complex="9pt"/>
    </style:style>
    <style:style style:name="P3" style:family="paragraph" style:parent-style-name="Frame_20_contents">
      <style:paragraph-properties fo:text-align="justify" style:justify-single-word="false"/>
      <style:text-properties style:font-name="Arial" fo:font-size="10pt" fo:font-style="italic" fo:font-weight="bold" officeooo:paragraph-rsid="000bfb6e" style:font-size-asian="10pt" style:font-style-asian="italic" style:font-weight-asian="bold" style:font-name-complex="Arial1" style:font-size-complex="10pt"/>
    </style:style>
    <style:style style:name="P4" style:family="paragraph" style:parent-style-name="Heading_20_2">
      <style:paragraph-properties fo:text-align="start" style:justify-single-word="false" fo:padding="0cm" fo:border="none"/>
      <style:text-properties fo:font-variant="small-caps" fo:color="#1f497d" style:font-name="Arial" fo:font-size="10pt" fo:font-weight="bold" style:font-size-asian="10pt" style:font-weight-asian="bold" style:font-name-complex="Arial1" style:font-size-complex="10pt"/>
    </style:style>
    <style:style style:name="P5" style:family="paragraph" style:parent-style-name="Heading_20_2">
      <style:paragraph-properties fo:text-align="start" style:justify-single-word="false" fo:padding="0cm" fo:border="none"/>
      <style:text-properties fo:font-variant="small-caps" fo:color="#1f497d" style:font-name="Arial" fo:font-size="9pt" fo:font-weight="bold" style:font-size-asian="9pt" style:font-weight-asian="bold" style:font-name-complex="Arial1" style:font-size-complex="9pt"/>
    </style:style>
    <style:style style:name="P6" style:family="paragraph" style:parent-style-name="Heading_20_2">
      <style:paragraph-properties fo:text-align="start" style:justify-single-word="false" fo:padding="0cm" fo:border="none"/>
      <style:text-properties style:font-name="Arial" fo:font-size="9pt" style:font-size-asian="9pt" style:font-name-complex="Arial1" style:font-size-complex="9pt"/>
    </style:style>
    <style:style style:name="P7" style:family="paragraph" style:parent-style-name="Heading_20_2">
      <style:paragraph-properties fo:text-align="justify" style:justify-single-word="false" fo:padding="0cm" fo:border="none"/>
      <style:text-properties style:font-name="Arial" fo:font-size="9pt" fo:font-weight="bold" officeooo:rsid="00127b9e" officeooo:paragraph-rsid="00127b9e" style:font-size-asian="9pt" style:font-weight-asian="bold" style:font-name-complex="Arial1" style:font-size-complex="9pt"/>
    </style:style>
    <style:style style:name="P8" style:family="paragraph" style:parent-style-name="Heading_20_2">
      <style:paragraph-properties fo:text-align="justify" style:justify-single-word="false" fo:padding="0cm" fo:border="none"/>
    </style:style>
    <style:style style:name="P9" style:family="paragraph" style:parent-style-name="Standard">
      <style:paragraph-properties fo:text-align="justify" style:justify-single-word="false" fo:padding="0cm" fo:border="none"/>
      <style:text-properties style:font-name="Arial" fo:font-size="9pt" fo:font-weight="bold" style:font-size-asian="9pt" style:font-weight-asian="bold" style:font-name-complex="Arial1" style:font-size-complex="9pt"/>
    </style:style>
    <style:style style:name="P10" style:family="paragraph" style:parent-style-name="Standard">
      <style:paragraph-properties fo:text-align="justify" style:justify-single-word="false" fo:padding="0cm" fo:border="none"/>
      <style:text-properties style:font-name="Arial" fo:font-size="9pt" fo:font-weight="bold" officeooo:rsid="00127b9e" officeooo:paragraph-rsid="00127b9e" style:font-size-asian="9pt" style:font-weight-asian="bold" style:font-name-complex="Arial1" style:font-size-complex="9pt"/>
    </style:style>
    <style:style style:name="P11" style:family="paragraph" style:parent-style-name="List_20_Paragraph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12" style:family="paragraph" style:parent-style-name="Standard">
      <style:text-properties style:font-name="Arial" fo:font-size="9pt" fo:font-weight="bold" style:font-size-asian="9pt" style:font-weight-asian="bold" style:font-name-complex="Arial1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16" style:family="paragraph" style:parent-style-name="Standard">
      <style:text-properties style:font-name="Arial" style:font-name-complex="Arial1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 fo:keep-with-next="always"/>
      <style:text-properties style:font-name="Arial" fo:font-size="9pt" style:font-size-asian="9pt" style:font-name-complex="Arial1" style:font-size-complex="9pt"/>
    </style:style>
    <style:style style:name="P19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 fo:keep-with-next="always"/>
      <style:text-properties style:font-name="Arial" fo:font-size="9pt" style:font-size-asian="9pt" style:font-name-complex="Arial1" style:font-size-complex="9pt"/>
    </style:style>
    <style:style style:name="P20" style:family="paragraph" style:parent-style-name="Default">
      <style:paragraph-properties fo:text-align="justify" style:justify-single-word="false"/>
    </style:style>
    <style:style style:name="P21" style:family="paragraph" style:parent-style-name="Frame_20_contents" style:master-page-name="Standard">
      <style:paragraph-properties fo:text-align="justify" style:justify-single-word="false" style:page-number="auto"/>
      <style:text-properties style:font-name="Arial" fo:font-size="9pt" fo:font-weight="bold" officeooo:paragraph-rsid="000bfb6e" style:font-size-asian="9pt" style:font-weight-asian="bold" style:font-name-complex="Arial1" style:font-size-complex="9pt"/>
    </style:style>
    <style:style style:name="P22" style:family="paragraph" style:parent-style-name="Default">
      <style:paragraph-properties fo:text-align="justify" style:justify-single-word="false"/>
      <style:text-properties style:use-window-font-color="true" style:font-name="Arial" fo:font-size="9pt" officeooo:rsid="00127b9e" style:font-name-asian="Times New Roman1" style:font-size-asian="9pt" style:language-asian="ar" style:country-asian="SA" style:font-name-complex="Arial1" style:font-size-complex="9pt"/>
    </style:style>
    <style:style style:name="P23" style:family="paragraph" style:parent-style-name="Default">
      <style:paragraph-properties fo:text-align="justify" style:justify-single-word="false"/>
      <style:text-properties style:use-window-font-color="true" style:font-name="Arial" fo:font-size="9pt" officeooo:rsid="0014fb23" officeooo:paragraph-rsid="0014fb23" style:font-name-asian="Times New Roman1" style:font-size-asian="9pt" style:language-asian="ar" style:country-asian="SA" style:font-name-complex="Arial1" style:font-size-complex="9pt"/>
    </style:style>
    <style:style style:name="P24" style:family="paragraph" style:parent-style-name="Heading_20_2">
      <style:paragraph-properties fo:text-align="start" style:justify-single-word="false" fo:padding="0cm" fo:border="none"/>
      <style:text-properties fo:font-variant="small-caps" fo:color="#1f497d" style:font-name="Arial" fo:font-size="9pt" fo:font-weight="bold" style:font-size-asian="9pt" style:font-weight-asian="bold" style:font-name-complex="Arial1" style:font-size-complex="9pt"/>
    </style:style>
    <style:style style:name="P25" style:family="paragraph" style:parent-style-name="Heading_20_2">
      <style:paragraph-properties fo:text-align="start" style:justify-single-word="false" fo:padding="0cm" fo:border="none"/>
      <style:text-properties fo:font-variant="small-caps" fo:color="#1f497d" style:font-name="Arial" fo:font-size="9pt" fo:font-weight="bold" officeooo:rsid="00127b9e" style:font-size-asian="9pt" style:language-asian="ar" style:country-asian="SA" style:font-weight-asian="bold" style:font-name-complex="Arial1" style:font-size-complex="9pt"/>
    </style:style>
    <style:style style:name="P26" style:family="paragraph" style:parent-style-name="Heading_20_2">
      <style:paragraph-properties fo:text-align="start" style:justify-single-word="false" fo:padding="0cm" fo:border="none"/>
      <style:text-properties fo:font-variant="small-caps" fo:color="#1f497d" style:font-name="Arial" fo:font-size="9pt" fo:font-weight="bold" officeooo:rsid="0014fb23" officeooo:paragraph-rsid="0015767e" style:font-name-asian="Times New Roman1" style:font-size-asian="9pt" style:language-asian="ar" style:country-asian="SA" style:font-weight-asian="bold" style:font-name-complex="Arial1" style:font-size-complex="9pt"/>
    </style:style>
    <style:style style:name="P27" style:family="paragraph" style:parent-style-name="Heading_20_2">
      <style:paragraph-properties fo:text-align="justify" style:justify-single-word="false" fo:padding="0cm" fo:border="none"/>
      <style:text-properties fo:font-size="9pt" style:font-size-asian="9pt" style:font-size-complex="9pt"/>
    </style:style>
    <style:style style:name="P28" style:family="paragraph" style:parent-style-name="List_20_Paragraph" style:list-style-name="WWNum42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29" style:family="paragraph" style:parent-style-name="List_20_Paragraph" style:list-style-name="WWNum41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31" style:family="paragraph" style:parent-style-name="Standard">
      <style:text-properties style:font-name="Arial" fo:font-size="9pt" style:font-size-asian="9pt" style:font-name-complex="Arial1" style:font-size-complex="9pt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 fo:padding="0cm" fo:border="none"/>
      <style:text-properties fo:font-variant="small-caps" style:use-window-font-color="true" style:font-name="Arial" fo:font-size="9pt" fo:font-weight="bold" officeooo:rsid="00127b9e" officeooo:paragraph-rsid="0014fb23" style:font-name-asian="Times New Roman1" style:font-size-asian="9pt" style:language-asian="ar" style:country-asian="SA" style:font-weight-asian="bold" style:font-name-complex="Arial1" style:font-size-complex="9pt"/>
    </style:style>
    <style:style style:name="P34" style:family="paragraph" style:parent-style-name="Text_20_body" style:list-style-name="WWNum41">
      <style:paragraph-properties fo:margin-top="0cm" fo:margin-bottom="0cm" loext:contextual-spacing="false" fo:text-align="justify" style:justify-single-word="false" fo:keep-with-next="always"/>
      <style:text-properties style:font-name="Arial" fo:font-size="9pt" style:font-size-asian="9pt" style:font-name-complex="Arial1" style:font-size-complex="9pt"/>
    </style:style>
    <style:style style:name="P35" style:family="paragraph" style:parent-style-name="Text_20_body" style:list-style-name="WWNum39">
      <style:paragraph-properties fo:margin-top="0cm" fo:margin-bottom="0cm" loext:contextual-spacing="false" fo:text-align="justify" style:justify-single-word="false" fo:keep-with-next="always"/>
      <style:text-properties style:font-name="Arial" fo:font-size="9pt" style:font-size-asian="9pt" style:font-name-complex="Arial1" style:font-size-complex="9pt"/>
    </style:style>
    <style:style style:name="P36" style:family="paragraph" style:parent-style-name="Text_20_body" style:list-style-name="WWNum40">
      <style:paragraph-properties fo:margin-top="0cm" fo:margin-bottom="0cm" loext:contextual-spacing="false" fo:text-align="justify" style:justify-single-word="false" fo:keep-with-next="always"/>
      <style:text-properties style:font-name="Arial" fo:font-size="9pt" style:font-size-asian="9pt" style:font-name-complex="Arial1" style:font-size-complex="9pt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2" style:family="text">
      <style:text-properties style:font-name="Arial" fo:font-size="9pt" fo:font-weight="bold" officeooo:rsid="00127b9e" style:font-size-asian="9pt" style:font-weight-asian="bold" style:font-name-complex="Arial1" style:font-size-complex="9pt"/>
    </style:style>
    <style:style style:name="T3" style:family="text">
      <style:text-properties style:font-name="Arial" fo:font-size="9pt" fo:font-weight="bold" officeooo:rsid="00127b9e" style:font-size-asian="9pt" style:language-asian="ar" style:country-asian="SA" style:font-weight-asian="bold" style:font-name-complex="Arial1" style:font-size-complex="9pt"/>
    </style:style>
    <style:style style:name="T4" style:family="text">
      <style:text-properties style:font-name="Arial" fo:font-size="9pt" style:font-size-asian="9pt" style:font-name-complex="Arial1" style:font-size-complex="9pt"/>
    </style:style>
    <style:style style:name="T5" style:family="text">
      <style:text-properties style:font-name="Arial" fo:font-size="9pt" officeooo:rsid="00127b9e" style:font-size-asian="9pt" style:language-asian="ar" style:country-asian="SA" style:font-name-complex="Arial1" style:font-size-complex="9pt"/>
    </style:style>
    <style:style style:name="T6" style:family="text">
      <style:text-properties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T7" style:family="text">
      <style:text-properties style:font-name="Arial" fo:font-size="9pt" fo:font-style="italic" fo:font-weight="bold" officeooo:rsid="0010fe88" style:font-size-asian="9pt" style:language-asian="ar" style:country-asian="SA" style:font-style-asian="italic" style:font-weight-asian="bold" style:font-name-complex="Arial1" style:font-size-complex="9pt"/>
    </style:style>
    <style:style style:name="T8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style:font-name-complex="Arial1"/>
    </style:style>
    <style:style style:name="T11" style:family="text">
      <style:text-properties style:use-window-font-color="true" style:font-name="Arial" fo:font-size="9pt" style:text-underline-style="none" style:font-size-asian="9pt" style:font-name-complex="Arial1" style:font-size-complex="9pt"/>
    </style:style>
    <style:style style:name="T12" style:family="text">
      <style:text-properties style:use-window-font-color="true" style:font-name="Arial" fo:font-size="9pt" officeooo:rsid="00127b9e" style:font-name-asian="Times New Roman1" style:font-size-asian="9pt" style:language-asian="ar" style:country-asian="SA" style:font-name-complex="Arial1" style:font-size-complex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000000" style:font-name="Arial" fo:font-size="9pt" fo:font-weight="normal" style:font-size-asian="9pt" style:language-asian="fr" style:country-asian="FR" style:font-weight-asian="normal" style:font-name-complex="Arial1" style:font-size-complex="9pt" style:font-weight-complex="normal"/>
    </style:style>
    <style:style style:name="T15" style:family="text">
      <style:text-properties officeooo:rsid="000d1fd6"/>
    </style:style>
    <style:style style:name="T16" style:family="text">
      <style:text-properties officeooo:rsid="00127b9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5767e"/>
    </style:style>
    <style:style style:name="gr1" style:family="graphic">
      <style:graphic-properties draw:stroke="solid" svg:stroke-width="0.123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8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hristophe MEUX-DEGANS</text:p>
      <text:p text:style-name="P2">12 rue François Millet, 75016 Paris</text:p>
      <text:p text:style-name="P1"><text:span text:style-name="Internet_20_link"><text:span text:style-name="T11">+33 6 10 68 92 96 / </text:span></text:span><text:a xlink:type="simple" xlink:href="mailto:christophe.meuxdegans@gmail.com" text:style-name="Internet_20_link" text:visited-style-name="Visited_20_Internet_20_Link"><text:span text:style-name="Internet_20_link"><text:span text:style-name="T4">christophe.meuxdegans@gmail.com</text:span></text:span></text:a></text:p>
      <text:p text:style-name="P2">Né le 28/01/1991</text:p>
      <text:p text:style-name="P1"><text:span text:style-name="T14">Nationalité française</text:span><text:span text:style-name="T8"> <text:s text:c="15"/><text:tab/></text:span></text:p>
      <text:p text:style-name="P3"/>
      <text:h text:style-name="P5" text:outline-level="2"/>
      <text:h text:style-name="P5" text:outline-level="2">EXPERIENCE PROFESSIONNELLE</text:h>
      <text:h text:style-name="P4" text:outline-level="2"><draw:line text:anchor-type="paragraph" draw:z-index="2" draw:name="Connecteur droit 8" draw:style-name="gr1" draw:text-style-name="P37" svg:x1="-0.019cm" svg:y1="0.107cm" svg:x2="18.455cm" svg:y2="0.107cm"><text:p/></draw:line></text:h>
      <text:p text:style-name="P12"/>
      <text:p text:style-name="P13">Avril 2017 - Décembre 2019.<text:tab/>Consultant Junior - Altran, Paris</text:p>
      <text:p text:style-name="P13"/>
      <text:p text:style-name="P14"><text:tab/>Septembre 2019 - Décembre 2019. <text:s text:c="2"/>Chargé de communication Projet COBOX - Altran Research, Paris</text:p>
      <text:p text:style-name="P14"/>
      <text:p text:style-name="P15">Création d’une vidéo et d’une affiche pour la promotion du Projet COBOX, <text:span text:style-name="T15">boîtier</text:span> technologique permettant la communication entre les différents objets connectés d’une habitation.</text:p>
      <text:p text:style-name="P15"/>
      <text:p text:style-name="P15"/>
      <text:p text:style-name="P14"><text:tab/>Mai 2019 - <text:span text:style-name="T16">Août</text:span> 2019. <text:s text:c="2"/>Business Analyst - CACEIS, Credit Agricole S.A., Paris</text:p>
      <text:p text:style-name="P15"/>
      <text:p text:style-name="P15">Reprise du pilotage du processus de vote électronique pour les Assemblées Générales des actionnaires :</text:p>
      <text:p text:style-name="P15"/>
      <text:list xml:id="list669835233" text:style-name="WWNum42">
        <text:list-item>
          <text:p text:style-name="P28">Homologation et mise en production du nouveau logiciel.</text:p>
        </text:list-item>
        <text:list-item>
          <text:p text:style-name="P28">Conduite du changement, rédaction du mode opératoire, formation des nouveaux utilisateurs et support à la production.</text:p>
        </text:list-item>
        <text:list-item>
          <text:p text:style-name="P28">Remontée et suivi des anomalies détectées, priorisation, intermédiaire entre le client et les développeurs et organisation de meetings avec l’IT.</text:p>
        </text:list-item>
        <text:list-item>
          <text:p text:style-name="P28">Rédaction d’un cahier des charges (spécifications fonctionnelles détaillées, mise en place d’un action log) visant à apporter des correctifs au logiciel en préparation de l’année suivante.</text:p>
        </text:list-item>
      </text:list>
      <text:p text:style-name="P11"/>
      <text:p text:style-name="P15"/>
      <text:p text:style-name="P14"><text:tab/>Avril 2019. <text:s text:c="2"/>Global Markets Revenues Analyst - BNP Paribas CIB, Paris </text:p>
      <text:p text:style-name="P14"/>
      <text:p text:style-name="P15">Modification et automatisation des reportings à l’attention de la direction de BNP CIB concernant les revenus liés à l’activité Global Markets.</text:p>
      <text:p text:style-name="P15"/>
      <text:p text:style-name="P13"/>
      <text:p text:style-name="P17"><text:span text:style-name="T6"><text:tab/></text:span><text:span text:style-name="T7">Janvier</text:span><text:span text:style-name="T6"> 2019 - </text:span><text:span text:style-name="T7">Mars</text:span><text:span text:style-name="T6"> 2019. <text:s text:c="2"/>Chargé de veille technologique Projet SISTER – Altran Research, Paris</text:span></text:p>
      <text:p text:style-name="P14"/>
      <text:p text:style-name="P15">Veille technologique sur l’utilisation de l’hydrogène comme combustible pour les automobiles.</text:p>
      <text:p text:style-name="P15"/>
      <text:p text:style-name="P13"/>
      <text:p text:style-name="P14"><text:tab/>Avril 2017 - Décembre 2018. <text:s text:c="2"/>Project Officier - BNP Paribas CIB, Paris</text:p>
      <text:p text:style-name="P13"/>
      <text:p text:style-name="P15">Création d’un nouveau département de conformité dans le cadre des activités Trade Finance du groupe :</text:p>
      <text:p text:style-name="P13"/>
      <text:list xml:id="list100917284332331" text:continue-numbering="true" text:style-name="WWNum42">
        <text:list-item>
          <text:p text:style-name="P28">Mise en place ou modification de procédures opérationnelles au sein du département.</text:p>
        </text:list-item>
        <text:list-item>
          <text:p text:style-name="P28">Création des SLA (Service Level Agreement) du département : organisation et animation de workshops avec les différents acteurs impliqués (au niveau international) et rédaction du contrat.</text:p>
        </text:list-item>
        <text:list-item>
          <text:p text:style-name="P28"><text:span text:style-name="T15">Établissement</text:span> de Due Diligences (entrée en relation ou révision périodique). Analyse de la contrepartie, du trafic <text:s/>SWIFT, évaluation du niveau de risque, de la sensibilité du dossier et émission d’un avis de conformité.</text:p>
        </text:list-item>
        <text:list-item>
          <text:p text:style-name="P28">Formation et suivi des nouveaux entrants.</text:p>
        </text:list-item>
        <text:list-item>
          <text:p text:style-name="P28">Offshorisation du département.</text:p>
        </text:list-item>
      </text:list>
      <text:p text:style-name="P15"/>
      <text:p text:style-name="P15"/>
      <text:p text:style-name="P13">Juin 2016 - Décembre 2016. <text:s text:c="4"/><text:tab/>Analyste risques opérationnels - Natixis, Paris</text:p>
      <text:p text:style-name="P13"/>
      <text:p text:style-name="P15">Analyse du risque opérationnel lié aux contreparties dans le cadre des activités Financement Structuré du groupe :</text:p>
      <text:p text:style-name="P13"/>
      <text:list xml:id="list939761672" text:style-name="WWNum41">
        <text:list-item>
          <text:p text:style-name="P34">Monitoring du KYC : reporting hebdomadaire pour la direction de Structured &amp; Asset Finance des relations d’affaires en anomalie.</text:p>
        </text:list-item>
        <text:list-item>
          <text:p text:style-name="P34">Analyse des relations d’affaires en anomalie depuis plus d’un an : synthétisation des difficultés, aide aux métiers pour la résolution des problèmes et présentations régulières de l’avancement à la direction.</text:p>
        </text:list-item>
        <text:list-item>
          <text:p text:style-name="P29">Préparation et suivi des Comités Watch List &amp; Provision : organisation des réunions métiers pour déterminer les opérations à mettre sous surveillance ou à provisionner, établissement des comptes rendus pour la direction, information des métiers des provisions les impactant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Février 2015 - Août 2015.<text:tab/> <text:s text:c="5"/><text:tab/>Business Analyst - Société Générale Private Banking Belgique, Gand</text:p>
      <text:p text:style-name="P13"/>
      <text:p text:style-name="P15">Harmonisation de la gestion d’actifs dans le cadre du rachat par la Société générale d’une ancienne banque privée belge :</text:p>
      <text:p text:style-name="P13"/>
      <text:list xml:id="list4007521144" text:style-name="WWNum39">
        <text:list-item>
          <text:p text:style-name="P35">Contrôle des gestionnaires de portefeuille : performances, conformité des investissements, respect des contraintes clients… Et mise en place de nouveaux contrôles. </text:p>
        </text:list-item>
        <text:list-item>
          <text:p text:style-name="P35">Reporting des résultats et organisation du Comité Portfolio Control Management (mensuel).</text:p>
        </text:list-item>
      </text:list>
      <text:list xml:id="list3500804178" text:style-name="WWNum40">
        <text:list-item>
          <text:p text:style-name="P36">Formation des gestionnaires au nouvel univers d’investissement définit par le groupe.</text:p>
        </text:list-item>
      </text:list>
      <text:list xml:id="list100918482333172" text:continue-list="list4007521144" text:style-name="WWNum39">
        <text:list-item>
          <text:p text:style-name="P35">Audit de la banque portant sur les contraintes de gestion imposées par les clients : organisation et animation de workshops avec les différents acteurs de la banque impliqués, rédaction d’un rapport présentant l’analyse du problème, les différentes actions entreprises, à entreprendre et en suspens.</text:p>
        </text:list-item>
      </text:list>
      <text:p text:style-name="P18"/>
      <text:p text:style-name="P13"/>
      <text:p text:style-name="P13">Août 2014 - Janvier 2015. <text:s text:c="6"/><text:tab/>Chargé d’affaires junior - Crédit Agricole <text:span text:style-name="T15">d’Île</text:span> de France, Paris</text:p>
      <text:p text:style-name="P19"/>
      <text:p text:style-name="P18">Gestion quotidienne d’un portefeuille de clients des secteurs Collectivités Locales et Logement Social :</text:p>
      <text:p text:style-name="P18"/>
      <text:list xml:id="list100917211299705" text:continue-numbering="true" text:style-name="WWNum39">
        <text:list-item>
          <text:p text:style-name="P35">Analyse financière des contreparties dans le cadre de l’établissement d’une proposition commerciale de financement ou d’une revue annuelle.</text:p>
        </text:list-item>
        <text:list-item>
          <text:p text:style-name="P35">Réception des appels, suivi des comptes débiteurs, relance pour le paiement des échéances.</text:p>
        </text:list-item>
        <text:list-item>
          <text:p text:style-name="P35">Réception et saisi dans les outils des comptes annuels des clients et prospects (comptabilité publique et privée).</text:p>
        </text:list-item>
        <text:list-item>
          <text:p text:style-name="P35">Réception et suivi des avenants TRICP (Traitement Informatique des Créances Privées) des contrats de financement pour la cession de créances privées à la Banque de France.</text:p>
        </text:list-item>
      </text:list>
      <text:p text:style-name="P13"/>
      <text:p text:style-name="P13"/>
      <text:h text:style-name="P5" text:outline-level="2">FORMATION</text:h>
      <text:h text:style-name="P4" text:outline-level="2"><draw:line text:anchor-type="paragraph" draw:z-index="1" draw:name="Connecteur droit 7" draw:style-name="gr1" draw:text-style-name="P37" svg:x1="-0.012cm" svg:y1="0.136cm" svg:x2="18.461cm" svg:y2="0.136cm"><text:p/></draw:line></text:h>
      <text:h text:style-name="P7" text:outline-level="2">Février 2021-<text:tab/>Formation Developpeur Java JEE, <text:s/><text:span text:style-name="T17">Chambre du Commerce et de l’Industrie, Avignon</text:span></text:h>
      <text:p text:style-name="P10">Juin 2021</text:p>
      <text:p text:style-name="P9"/>
      <text:h text:style-name="P8" text:outline-level="2"><text:span text:style-name="T1">2015-2016<text:tab/>INSEEC Business School Paris, </text:span><text:span text:style-name="T4">Master 2 Corporate Finance et Financements Structurés</text:span></text:h>
      <text:p text:style-name="P16"/>
      <text:p text:style-name="Standard"><text:span text:style-name="T1">2014-2015<text:tab/>Année de césure</text:span><text:span text:style-name="T4">, expériences chez Crédit Agricole d’Ile de France et Société Générale Private Banking</text:span></text:p>
      <text:p text:style-name="Standard"><text:span text:style-name="T1"><text:tab/><text:tab/>Certification AMF </text:span><text:span text:style-name="T4">(Autorité des Marchés Financiers)</text:span></text:p>
      <text:p text:style-name="P12"/>
      <text:h text:style-name="P27" text:outline-level="2"><text:span text:style-name="T9">2012-2014<text:tab/>INSEEC Business School Paris, </text:span><text:span text:style-name="T10">Master 1 Finance</text:span></text:h>
      <text:p text:style-name="P31"/>
      <text:h text:style-name="P27" text:outline-level="2"><text:span text:style-name="T9">2010-2012<text:tab/>Classe Préparatoire aux Grandes Ecoles de Commerce</text:span><text:span text:style-name="T10">, Lycée Camille Vernet, Valence</text:span></text:h>
      <text:p text:style-name="P32"/>
      <text:h text:style-name="P6" text:outline-level="2"><text:s text:c="23"/></text:h>
      <text:h text:style-name="P25" text:outline-level="2">COMPETENCES</text:h>
      <text:h text:style-name="P4" text:outline-level="2"><draw:line text:anchor-type="paragraph" draw:z-index="0" draw:name="Connecteur droit 9" draw:style-name="gr1" draw:text-style-name="P37" svg:x1="-0.017cm" svg:y1="0.138cm" svg:x2="18.456cm" svg:y2="0.138cm"><text:p/></draw:line></text:h>
      <text:p text:style-name="P13"/>
      <text:p text:style-name="P17"><text:span text:style-name="T3">Linguistiques</text:span><text:span text:style-name="T1"> </text:span><text:span text:style-name="T4"><text:tab/>Anglais, </text:span><text:span text:style-name="T5">capacité professionnelle complète</text:span><text:span text:style-name="T4">, TOEIC : 905/990</text:span></text:p>
      <text:p text:style-name="P15"><text:tab/><text:tab/>Espagn<text:span text:style-name="T18">o</text:span>l, <text:span text:style-name="T16">capacité professionnelle limitée</text:span></text:p>
      <text:p text:style-name="P15"/>
      <text:p text:style-name="P17"><text:span text:style-name="T1">Informatique</text:span><text:span text:style-name="T2">s</text:span><text:span text:style-name="T4"> <text:tab/></text:span><text:span text:style-name="T5">Back-end : Java 8, Java JEE, Node.js, SQL, VBA</text:span></text:p>
      <text:p text:style-name="P17"><text:span text:style-name="T4"><text:tab/><text:tab/></text:span><text:span text:style-name="T5">Front-end : JavaScript, HTML5, CSS3, Bootstrap </text:span></text:p>
      <text:p text:style-name="P20"><text:span text:style-name="T13"><text:tab/><text:tab/></text:span><text:span text:style-name="T12">Microsoft Windows, Linux</text:span></text:p>
      <text:p text:style-name="P22"><text:tab/><text:tab/>Logiciels : Bloomberg, SWIFT, Dow Jones Risk &amp; Compliance.. </text:p>
      <text:p text:style-name="P22"/>
      <text:p text:style-name="P22"/>
      <text:h text:style-name="P26" text:outline-level="2">CERTIFICATIONS</text:h>
      <text:p text:style-name="P23"><draw:line text:anchor-type="paragraph" draw:z-index="3" draw:name="Connecteur droit 9_0" draw:style-name="gr1" draw:text-style-name="P37" svg:x1="0.007cm" svg:y1="0.146cm" svg:x2="18.649cm" svg:y2="0.146cm"><text:p/></draw:line></text:p>
      <text:p text:style-name="P23"/>
      <text:p text:style-name="P23">Certification AMF (Autorité des Marchés Financiers)</text:p>
      <text:p text:style-name="P23">Certification TOSA Excel : niveau opérationnelle</text:p>
      <text:p text:style-name="P23">TOEIC : 905/99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size="24pt" style:font-size-asian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493cm" fo:margin-right="0cm" fo:text-indent="0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635cm" fo:margin-right="0cm" fo:text-indent="0cm" style:auto-text-indent="false" fo:keep-with-next="always"/>
      <style:text-properties fo:font-style="italic" style:font-style-asian="italic" style:font-style-complex="italic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u_20_du_20_cadre" style:display-name="Contenu du cadre" style:family="paragraph" style:parent-style-name="Text_20_body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Calibri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xtfeld" style:family="paragraph" style:parent-style-name="Standard" style:default-outline-level="">
      <style:paragraph-properties fo:margin-top="0cm" fo:margin-bottom="0.212cm" loext:contextual-spacing="false" fo:line-height="0.423cm" fo:hyphenation-ladder-count="no-limit">
        <style:tab-stops>
          <style:tab-stop style:position="5.001cm"/>
        </style:tab-stops>
      </style:paragraph-properties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Texte_20_tiret_20_1" style:display-name="Texte tiret 1" style:family="paragraph" style:parent-style-name="Standard" style:default-outline-level="">
      <style:paragraph-properties style:line-height-at-least="0.339cm" fo:hyphenation-ladder-count="no-limit"/>
      <style:text-properties fo:color="#56555a" style:font-name="Verdana" fo:font-family="Verdana" style:font-family-generic="roman" style:font-pitch="variable" fo:font-size="8pt" style:font-name-asian="Verdana1" style:font-family-asian="Verdana" style:font-family-generic-asian="system" style:font-pitch-asian="variable" style:font-size-asian="8pt" style:language-asian="en" style:country-asian="US" style:font-size-complex="11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WW8Num8z0" style:family="text">
      <style:text-properties style:font-name="Symbol" fo:font-family="Symbol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WW8Num9z0" style:family="text">
      <style:text-properties style:use-window-font-color="true"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OpenSymbol" fo:font-family="OpenSymbol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3" style:family="text">
      <style:text-properties style:font-name="Times New Roman" fo:font-family="'Times New Roman'" style:font-family-generic="roman" style:font-pitch="variable" fo:font-weight="normal" style:font-name-asian="Times New Roman1" style:font-family-asian="'Times New Roman'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8pt" style:font-name-asian="OpenSymbol1" style:font-family-asian="OpenSymbol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47" style:display-name="ListLabel 47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48" style:display-name="ListLabel 48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0" style:display-name="ListLabel 50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1" style:display-name="ListLabel 51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2" style:display-name="ListLabel 52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3" style:display-name="ListLabel 53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4" style:display-name="ListLabel 54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5" style:display-name="ListLabel 55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6" style:display-name="ListLabel 56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7" style:display-name="ListLabel 57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59" style:display-name="ListLabel 59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60" style:display-name="ListLabel 60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61" style:display-name="ListLabel 61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62" style:display-name="ListLabel 62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63" style:display-name="ListLabel 63" style:family="text">
      <style:text-properties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Label_20_64" style:display-name="ListLabel 64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66" style:display-name="ListLabel 66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67" style:display-name="ListLabel 67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69" style:display-name="ListLabel 69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70" style:display-name="ListLabel 70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72" style:display-name="ListLabel 72" style:family="text">
      <style:text-properties style:use-window-font-color="true" style:font-name-complex="Symbol2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4" style:display-name="ListLabel 74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5" style:display-name="ListLabel 75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6" style:display-name="ListLabel 76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7" style:display-name="ListLabel 77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8" style:display-name="ListLabel 78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79" style:display-name="ListLabel 79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80" style:display-name="ListLabel 80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81" style:display-name="ListLabel 81" style:family="text">
      <style:text-properties fo:font-size="18pt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fo:font-size="11pt" style:font-size-asian="11pt" style:font-size-complex="11pt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use-window-font-color="tru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use-window-font-color="tru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use-window-font-color="true" fo:font-size="9pt" style:font-size-asian="9pt"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2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2" style:font-family-complex="'Courier New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color="#f8485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2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2.249cm" fo:text-indent="-1.614cm" fo:margin-left="2.249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bullet text:level="2" text:style-name="ListLabel_20_3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3" text:style-name="ListLabel_20_39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ListLabel_20_4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text:style-name="ListLabel_20_4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8" text:style-name="ListLabel_20_4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text:style-name="ListLabel_20_45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bullet text:level="2" text:style-name="ListLabel_20_4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3" text:style-name="ListLabel_20_48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ListLabel_20_5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text:style-name="ListLabel_20_51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8" text:style-name="ListLabel_20_5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text:style-name="ListLabel_20_54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bullet text:level="2" text:style-name="ListLabel_20_5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3" text:style-name="ListLabel_20_57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ListLabel_20_5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text:style-name="ListLabel_20_6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8" text:style-name="ListLabel_20_6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text:style-name="ListLabel_20_6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66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69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7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74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75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77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78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8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9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9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0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0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0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0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0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1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1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1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2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2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31" text:bullet-char="-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fo:font-family="Arial"/>
      </text:list-level-style-bullet>
      <text:list-level-style-bullet text:level="2" text:style-name="ListLabel_20_132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1"/>
      </text:list-level-style-bullet>
      <text:list-level-style-bullet text:level="5" text:style-name="ListLabel_20_133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1"/>
      </text:list-level-style-bullet>
      <text:list-level-style-bullet text:level="8" text:style-name="ListLabel_20_134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38" style:num-format="1" text:start-value="201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2" text:style-name="ListLabel_20_139" style:num-format="1" text:start-value="2016" text:display-levels="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3" text:style-name="ListLabel_20_140" style:num-format="1" text:display-levels="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4" text:style-name="ListLabel_20_141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42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43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44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45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46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7.908cm" fo:text-indent="-0.635cm" fo:margin-left="7.908cm"/>
        </style:list-level-properties>
        <style:text-properties style:font-name="Symbol1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text:list-tab-stop-position="9.178cm" fo:text-indent="-0.635cm" fo:margin-left="9.17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0.448cm" fo:text-indent="-0.635cm" fo:margin-left="10.44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1.718cm" fo:text-indent="-0.635cm" fo:margin-left="11.718cm"/>
        </style:list-level-properties>
        <style:text-properties style:font-name="Symbol1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text:list-tab-stop-position="12.988cm" fo:text-indent="-0.635cm" fo:margin-left="12.98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4.258cm" fo:text-indent="-0.635cm" fo:margin-left="14.25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5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/>
      </text:list-level-style-bullet>
      <text:list-level-style-bullet text:level="2" text:style-name="ListLabel_20_15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5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53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54" style:num-format="1" text:start-value="2014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7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7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7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8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2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209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Verdana"/>
      </text:list-level-style-bullet>
      <text:list-level-style-bullet text:level="2" text:style-name="ListLabel_20_2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hristophe</dc:title>
    <meta:initial-creator>Christophe</meta:initial-creator>
    <meta:editing-cycles>70</meta:editing-cycles>
    <meta:creation-date>2019-01-24T16:24:00</meta:creation-date>
    <dc:date>2021-02-25T10:09:16.841142089</dc:date>
    <meta:editing-duration>P1DT10H4M45S</meta:editing-duration>
    <meta:generator>LibreOffice/6.4.6.2$Linux_X86_64 LibreOffice_project/40$Build-2</meta:generator>
    <meta:document-statistic meta:table-count="0" meta:image-count="0" meta:object-count="0" meta:page-count="2" meta:paragraph-count="63" meta:word-count="821" meta:character-count="5738" meta:non-whitespace-character-count="4906"/>
    <meta:user-defined meta:name="AppVersion">14.0000</meta:user-defined>
    <meta:user-defined meta:name="Company">Inse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